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language="en" fo:country="IE"/>
    </style:style>
    <style:style style:name="P4" style:family="paragraph">
      <style:text-properties fo:language="en" fo:country="I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March 2025</text:span></text:p>
          </draw:text-box>
        </draw:frame>
        <draw:frame presentation:style-name="pr2" draw:text-style-name="P2" draw:layer="layout" svg:width="25.199cm" svg:height="2.63cm" svg:x="1.4cm" svg:y="0.626cm" presentation:class="title" presentation:user-transformed="true">
          <draw:text-box>
            <text:p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4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RFC5549 specifies announcing IPv4 routes with IPv6 next-hop addresses using BGP</text:p>
              </text:list-item>
              <text:list-item>
                <text:p>RFC8950 updates and replaces RFC5549</text:p>
              </text:list-item>
              <text:list-item>
                <text:p>Allows networks to eliminate spending IPv4 address space on link networks</text:p>
              </text:list-item>
              <text:list-item>
                <text:p>ARP replaced by IPv6 ND</text:p>
              </text:list-item>
              <text:list-item>
                <text:p>Routers still need one IPv4 address on a loopback interface for ICMP errors (think: traceroute) and router-id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DE-CIX renumbered just once</text:p>
                <text:list>
                  <text:list-item>
                    <text:p>Since then they have extended the netmask twice</text:p>
                  </text:list-item>
                  <text:list-item>
                    <text:p>Less painful, but not painless</text:p>
                  </text:list-item>
                  <text:list-item>
                    <text:p>Thanks to Arnold Nipper and Daniel Wagner</text:p>
                  </text:list-item>
                </text:list>
              </text:list-item>
              <text:list-item>
                <text:p>NIX.CZ renumbered /24 -&gt; /22 in 2011-03-16</text:p>
                <text:list>
                  <text:list-item>
                    <text:p>Thanks to Marian Rychtecky</text:p>
                  </text:list-item>
                </text:list>
              </text:list-item>
              <text:list-item>
                <text:p>Netnod has never renumbered ye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addresses</text:p>
              </text:list-item>
              <text:list-item>
                <text:p>NIX (cz) is testing RFC8950 in their FENIX subnet</text:p>
                <text:list>
                  <text:list-item>
                    <text:p>6 members, 12 sessions mid February, 128 IPv4 prefixes affected</text:p>
                  </text:list-item>
                </text:list>
              </text:list-item>
              <text:list-item>
                <text:p>TREX Tampere is also test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Updated IXP Address Space Assignment policy for IXPs: /26</text:p>
                <text:list>
                  <text:list-item>
                    <text:p>Multiple renumbering events needed even before you reach /24</text:p>
                  </text:list-item>
                </text:list>
              </text:list-item>
              <text:list-item>
                <text:p text:style-name="P6">Or take a chance to never have to renumber at all?</text:p>
              </text:list-item>
              <text:list-item>
                <text:p>TREX turku (in Åbo) is testing the waters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6">Euro-IX started a working group to map out the challenges and work on best practices for adopting RFC8950 at IXPs</text:p>
                <text:list>
                  <text:list-item>
                    <text:p>Chairmen: André Grüneberg (BCIX) and Aleksi Suhonen (me)</text:p>
                  </text:list-item>
                  <text:list-item>
                    <text:p>Members from DE-CIX, LINX, NIX.CZ, nic.cz, NetDEF, ...</text:p>
                  </text:list-item>
                  <text:list-item>
                    <text:p>DE-CIX is looking for BSc/MSc thesis writers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nnel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18</text:p>
              </text:list-item>
              <text:list-item>
                <text:p>Initial implementations aimed mostly at VPN AFI/SAFIs</text:p>
              </text:list-item>
              <text:list-item>
                <text:p>Interoperability hasn’t been tested much yet</text:p>
              </text:list-item>
              <text:list-item>
                <text:p>IBGP next-hop-self important</text:p>
              </text:list-item>
              <text:list-item>
                <text:p>ICMP Unreachables sometimes unpredictable</text:p>
              </text:list-item>
              <text:list-item>
                <text:p>Unintentional blackholing possible</text:p>
              </text:list-item>
              <text:list-item>
                <text:p>Looking-glass support near ze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4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5:09:37.367046117</meta:creation-date>
    <meta:editing-duration>PT31M41S</meta:editing-duration>
    <meta:editing-cycles>8</meta:editing-cycles>
    <meta:generator>LibreOffice/24.8.3.2$MacOSX_X86_64 LibreOffice_project/48a6bac9e7e268aeb4c3483fcf825c94556d9f92</meta:generator>
    <dc:title>TREX Template</dc:title>
    <dc:date>2025-02-20T15:20:29.046138608</dc:date>
    <meta:document-statistic meta:object-count="82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